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476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ndStandWalking-mech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8:15:07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3079" calcext:value-type="float">
            <text:p>0.3079</text:p>
          </table:table-cell>
          <table:table-cell office:value-type="float" office:value="18.6178" calcext:value-type="float">
            <text:p>18.6178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689" calcext:value-type="float">
            <text:p>0.6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5:1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2899" calcext:value-type="float">
            <text:p>0.2899</text:p>
          </table:table-cell>
          <table:table-cell office:value-type="float" office:value="18.8528" calcext:value-type="float">
            <text:p>18.8528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7066" calcext:value-type="float">
            <text:p>0.70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5:29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table:style-name="ce2" office:value-type="float" office:value="0.3081" calcext:value-type="float">
            <text:p>0.3081</text:p>
          </table:table-cell>
          <table:table-cell office:value-type="float" office:value="18.644" calcext:value-type="float">
            <text:p>18.644</text:p>
          </table:table-cell>
          <table:table-cell office:value-type="float" office:value="0.9585" calcext:value-type="float">
            <text:p>0.9585</text:p>
          </table:table-cell>
          <table:table-cell table:style-name="ce2" office:value-type="float" office:value="0.6871" calcext:value-type="float">
            <text:p>0.68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5:39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3017" calcext:value-type="float">
            <text:p>0.3017</text:p>
          </table:table-cell>
          <table:table-cell office:value-type="float" office:value="18.9221" calcext:value-type="float">
            <text:p>18.9221</text:p>
          </table:table-cell>
          <table:table-cell office:value-type="float" office:value="0.9609" calcext:value-type="float">
            <text:p>0.9609</text:p>
          </table:table-cell>
          <table:table-cell office:value-type="float" office:value="0.6941" calcext:value-type="float">
            <text:p>0.694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5:48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3017" calcext:value-type="float">
            <text:p>0.3017</text:p>
          </table:table-cell>
          <table:table-cell office:value-type="float" office:value="18.8654" calcext:value-type="float">
            <text:p>18.8654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6952" calcext:value-type="float">
            <text:p>0.69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8:15:5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n athletic person holds a steady handstand on a grassy hill under a vast blue sky, mecha style</text:p>
          </table:table-cell>
          <table:table-cell office:value-type="float" office:value="0.3019" calcext:value-type="float">
            <text:p>0.3019</text:p>
          </table:table-cell>
          <table:table-cell table:style-name="ce2" office:value-type="float" office:value="19.036" calcext:value-type="float">
            <text:p>19.036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6953" calcext:value-type="float">
            <text:p>0.69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8:17:11.091056584</dc:date>
    <meta:editing-duration>PT34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